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23600002305000012CD107AE5F9.wm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8080" draw:textarea-vertical-align="middle" draw:shadow="visible"/>
    </style:style>
    <style:style style:name="gr2" style:family="graphic" style:parent-style-name="standard" style:list-style-name="L1">
      <style:graphic-properties draw:stroke="none" svg:stroke-width="0cm" draw:fill="gradient" draw:fill-gradient-name="Gradient_20_7" draw:textarea-vertical-align="middle" draw:auto-grow-height="false" fo:padding-top="0.125cm" fo:padding-bottom="0.125cm" fo:padding-left="0.25cm" fo:padding-right="0.25cm" fo:wrap-option="wrap" draw:shadow="visible"/>
    </style:style>
    <style:style style:name="gr3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4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5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6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7" style:family="graphic" style:parent-style-name="standard">
      <style:graphic-properties draw:stroke="solid" svg:stroke-width="0.026cm" svg:stroke-color="#4a7ebb" draw:marker-end="msArrowOpenEnd_20_5" draw:marker-end-width="0.315cm" draw:marker-end-center="fals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shadow="visible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10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11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14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15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16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17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 draw:shadow="visible"/>
    </style:style>
    <style:style style:name="gr18" style:family="graphic" style:parent-style-name="standard">
      <style:graphic-properties draw:fill-color="#198a8a" draw:textarea-vertical-align="middle" draw:shadow="hidden"/>
    </style:style>
    <style:style style:name="gr19" style:family="graphic" style:parent-style-name="standard">
      <style:graphic-properties draw:fill-color="#198a8a" draw:textarea-vertical-align="middle"/>
    </style:style>
    <style:style style:name="gr20" style:family="graphic" style:parent-style-name="standard">
      <style:graphic-properties draw:fill="solid" draw:fill-color="#33a3a3" draw:textarea-vertical-align="middle"/>
    </style:style>
    <style:style style:name="gr21" style:family="graphic">
      <style:graphic-properties style:protect="size"/>
    </style:style>
    <style:style style:name="pr1" style:family="presentation" style:parent-style-name="prs-strategy-notes">
      <style:graphic-properties draw:fill-color="#ffffff" draw:auto-grow-height="true" fo:min-height="11.4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office:forms form:automatic-focus="false" form:apply-design-mode="false"/>
        <draw:rect draw:style-name="gr1" draw:text-style-name="P1" xml:id="id12" draw:id="id12" draw:layer="layout" svg:width="24.6cm" svg:height="4cm" svg:x="0.2cm" svg:y="14.6cm">
          <text:p/>
        </draw:rect>
        <draw:custom-shape draw:name="矩形 3" draw:style-name="gr2" draw:text-style-name="P3" draw:layer="layout" svg:width="21.001cm" svg:height="1.799cm" svg:x="2.699cm" svg:y="0.724cm">
          <text:p text:style-name="P2"><text:span text:style-name="T1">Service </text:span><text:span text:style-name="T1">统一入口（</text:span><text:span text:style-name="T1">PublishPageFactory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name="圆角矩形 4" draw:style-name="gr3" draw:text-style-name="P3" xml:id="id1" draw:id="id1" draw:layer="layout" svg:width="2.799cm" svg:height="2.676cm" svg:x="2.699cm" svg:y="4.724cm">
          <text:p text:style-name="P2"><text:span text:style-name="T1">subFactory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圆角矩形 5" draw:style-name="gr4" draw:text-style-name="P3" xml:id="id2" draw:id="id2" draw:layer="layout" svg:width="2.799cm" svg:height="2.999cm" svg:x="6.401cm" svg:y="4.601cm">
          <text:p text:style-name="P2"><text:span text:style-name="T1">subFactory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圆角矩形 6" draw:style-name="gr5" draw:text-style-name="P3" xml:id="id3" draw:id="id3" draw:layer="layout" svg:width="3.1cm" svg:height="2.62cm" svg:x="15.9cm" svg:y="4.98cm">
          <text:p text:style-name="P2"><text:span text:style-name="T1">subFactory(n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圆角矩形 7" draw:style-name="gr6" draw:text-style-name="P3" xml:id="id5" draw:id="id5" draw:layer="layout" svg:width="2.799cm" svg:height="2.698cm" svg:x="19.701cm" svg:y="4.902cm">
          <text:p text:style-name="P2"><text:span text:style-name="T1">subFactory(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直接箭头连接符 9" draw:style-name="gr7" draw:text-style-name="P4" draw:layer="layout" svg:x1="13.2cm" svg:y1="2.524cm" svg:x2="4.098cm" svg:y2="4.724cm" draw:end-shape="id1" draw:end-glue-point="0" svg:d="m13200 2524v832h-9102v1368">
          <text:p/>
        </draw:connector>
        <draw:connector draw:name="直接箭头连接符 11" draw:style-name="gr7" draw:text-style-name="P4" draw:layer="layout" svg:x1="13.191cm" svg:y1="2.991cm" svg:x2="7.8cm" svg:y2="4.601cm" draw:end-shape="id2" draw:end-glue-point="0" svg:d="m13191 2991v537h-5391v1073">
          <text:p/>
        </draw:connector>
        <draw:connector draw:name="直接箭头连接符 13" draw:style-name="gr7" draw:text-style-name="P4" xml:id="id4" draw:id="id4" draw:layer="layout" svg:x1="13.2cm" svg:y1="2.524cm" svg:x2="17.45cm" svg:y2="4.98cm" draw:end-shape="id3" draw:end-glue-point="0" svg:d="m13200 2524v960h4250v1496">
          <text:p/>
        </draw:connector>
        <draw:connector draw:name="直接箭头连接符 15" draw:style-name="gr8" draw:text-style-name="P4" draw:layer="layout" draw:line-skew="1.589cm" svg:x1="13.2cm" svg:y1="2.524cm" svg:x2="21.1cm" svg:y2="4.902cm" draw:start-shape="id4" draw:start-glue-point="2" draw:end-shape="id5" draw:end-glue-point="0" svg:d="m13200 2524v1076h7900v1302">
          <text:p/>
        </draw:connector>
        <draw:custom-shape draw:name="圆角矩形 6" draw:style-name="gr9" draw:text-style-name="P3" draw:layer="layout" svg:width="4.9cm" svg:height="2.676cm" svg:x="10.5cm" svg:y="4.724cm">
          <text:p text:style-name="P2"><text:span text:style-name="T1">… … … … … </text:span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圆角矩形 4" draw:style-name="gr10" draw:text-style-name="P3" xml:id="id7" draw:id="id7" draw:layer="layout" svg:width="2.799cm" svg:height="2.676cm" svg:x="4.401cm" svg:y="8.724cm">
          <text:p text:style-name="P2"><text:span text:style-name="T1">Manager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圆角矩形 4" draw:style-name="gr11" draw:text-style-name="P3" xml:id="id6" draw:id="id6" draw:layer="layout" svg:width="2.799cm" svg:height="2.676cm" svg:x="0.8cm" svg:y="8.524cm">
          <text:p text:style-name="P2"><text:span text:style-name="T1">Manager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098cm" svg:y1="7.4cm" svg:x2="2.199cm" svg:y2="8.524cm" draw:start-shape="id1" draw:start-glue-point="2" draw:end-shape="id6" draw:end-glue-point="0" svg:d="m4098 7400v663h-1899v461">
          <text:p/>
        </draw:connector>
        <draw:connector draw:style-name="gr12" draw:text-style-name="P1" draw:layer="layout" draw:line-skew="-0.163cm" svg:x1="4.098cm" svg:y1="7.4cm" svg:x2="5.8cm" svg:y2="8.724cm" draw:start-shape="id1" draw:start-glue-point="2" draw:end-shape="id7" draw:end-glue-point="0" svg:d="m4098 7400v600h1702v724">
          <text:p/>
        </draw:connector>
        <draw:custom-shape draw:name="圆角矩形 4" draw:style-name="gr13" draw:text-style-name="P3" draw:layer="layout" svg:width="2.799cm" svg:height="2.676cm" svg:x="2.663cm" svg:y="4.688cm">
          <text:p text:style-name="P2"><text:span text:style-name="T1">subFactory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圆角矩形 4" draw:style-name="gr14" draw:text-style-name="P3" xml:id="id9" draw:id="id9" draw:layer="layout" svg:width="2.799cm" svg:height="2.676cm" svg:x="11.401cm" svg:y="8.924cm">
          <text:p text:style-name="P2"><text:span text:style-name="T1">Manager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圆角矩形 4" draw:style-name="gr15" draw:text-style-name="P3" xml:id="id8" draw:id="id8" draw:layer="layout" svg:width="2.799cm" svg:height="2.676cm" svg:x="7.8cm" svg:y="8.724cm">
          <text:p text:style-name="P2"><text:span text:style-name="T1">Manager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圆角矩形 4" draw:style-name="gr16" draw:text-style-name="P3" xml:id="id11" draw:id="id11" draw:layer="layout" svg:width="2.799cm" svg:height="2.676cm" svg:x="17.801cm" svg:y="8.9cm">
          <text:p text:style-name="P2"><text:span text:style-name="T1">Manager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圆角矩形 4" draw:style-name="gr17" draw:text-style-name="P3" xml:id="id10" draw:id="id10" draw:layer="layout" svg:width="2.799cm" svg:height="2.676cm" svg:x="14.6cm" svg:y="8.9cm">
          <text:p text:style-name="P2"><text:span text:style-name="T1">Manager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7.8cm" svg:y1="7.6cm" svg:x2="9.199cm" svg:y2="8.724cm" draw:start-shape="id2" draw:start-glue-point="2" draw:end-shape="id8" draw:end-glue-point="0" svg:d="m7800 7600v662h1399v462">
          <text:p/>
        </draw:connector>
        <draw:connector draw:style-name="gr12" draw:text-style-name="P1" draw:layer="layout" draw:line-skew="-0.162cm" svg:x1="7.8cm" svg:y1="7.6cm" svg:x2="12.8cm" svg:y2="8.924cm" draw:start-shape="id2" draw:start-glue-point="2" draw:end-shape="id9" draw:end-glue-point="0" svg:d="m7800 7600v600h5000v724">
          <text:p/>
        </draw:connector>
        <draw:connector draw:style-name="gr12" draw:text-style-name="P1" draw:layer="layout" svg:x1="17.45cm" svg:y1="7.6cm" svg:x2="15.999cm" svg:y2="8.9cm" draw:start-shape="id3" draw:start-glue-point="2" draw:end-shape="id10" draw:end-glue-point="0" svg:d="m17450 7600v751h-1451v549">
          <text:p/>
        </draw:connector>
        <draw:connector draw:style-name="gr12" draw:text-style-name="P1" draw:layer="layout" svg:x1="17.45cm" svg:y1="7.6cm" svg:x2="19.2cm" svg:y2="8.9cm" draw:start-shape="id3" draw:start-glue-point="2" draw:end-shape="id11" draw:end-glue-point="0" svg:d="m17450 7600v751h1750v549">
          <text:p/>
        </draw:connector>
        <draw:circle draw:style-name="gr18" draw:text-style-name="P1" draw:layer="layout" svg:width="2.6cm" svg:height="2.6cm" svg:x="0.8cm" svg:y="15.2cm">
          <text:p text:style-name="P1">Service1<text:tab/></text:p>
        </draw:circle>
        <draw:circle draw:style-name="gr19" draw:text-style-name="P1" draw:layer="layout" svg:width="2.6cm" svg:height="2.6cm" svg:x="3.7cm" svg:y="15.2cm">
          <text:p text:style-name="P5">Service2 </text:p>
        </draw:circle>
        <draw:circle draw:style-name="gr19" draw:text-style-name="P1" draw:layer="layout" svg:width="2.6cm" svg:height="2.6cm" svg:x="6.499cm" svg:y="15.299cm">
          <text:p text:style-name="P5">… … </text:p>
        </draw:circle>
        <draw:circle draw:style-name="gr20" draw:text-style-name="P1" draw:layer="layout" svg:width="2.6cm" svg:height="2.6cm" svg:x="15.4cm" svg:y="15.2cm">
          <text:p text:style-name="P1">… … </text:p>
        </draw:circle>
        <draw:circle draw:style-name="gr20" draw:text-style-name="P1" draw:layer="layout" svg:width="2.6cm" svg:height="2.6cm" svg:x="21.4cm" svg:y="15.2cm">
          <text:p text:style-name="P1">servicen</text:p>
        </draw:circle>
        <draw:circle draw:style-name="gr20" draw:text-style-name="P1" draw:layer="layout" svg:width="2.6cm" svg:height="2.6cm" svg:x="18.4cm" svg:y="15.2cm">
          <text:p text:style-name="P1">Servicen-1</text:p>
        </draw:circle>
        <draw:ellipse draw:style-name="gr20" draw:text-style-name="P1" draw:layer="layout" svg:width="6cm" svg:height="2cm" svg:x="9.4cm" svg:y="15.8cm">
          <text:p text:style-name="P1">Service layer</text:p>
        </draw:ellipse>
        <draw:connector draw:style-name="gr12" draw:text-style-name="P1" draw:layer="controls" svg:x1="2.199cm" svg:y1="11.2cm" svg:x2="12.5cm" svg:y2="14.6cm" draw:start-shape="id6" draw:start-glue-point="2" draw:end-shape="id12" svg:d="m2199 11200v1818h10301v1582">
          <text:p/>
        </draw:connector>
        <draw:connector draw:style-name="gr12" draw:text-style-name="P1" draw:layer="controls" draw:line-skew="-0.118cm" svg:x1="5.8cm" svg:y1="11.4cm" svg:x2="12.5cm" svg:y2="14.6cm" draw:start-shape="id7" draw:start-glue-point="2" draw:end-shape="id12" draw:end-glue-point="0" svg:d="m5800 11400v1600h6700v1600">
          <text:p/>
        </draw:connector>
        <draw:connector draw:style-name="gr12" draw:text-style-name="P1" draw:layer="controls" draw:line-skew="-0.118cm" svg:x1="9.199cm" svg:y1="11.4cm" svg:x2="12.5cm" svg:y2="14.6cm" draw:start-shape="id8" draw:start-glue-point="2" draw:end-shape="id12" draw:end-glue-point="0" svg:d="m9199 11400v1600h3301v1600">
          <text:p/>
        </draw:connector>
        <draw:connector draw:style-name="gr12" draw:text-style-name="P1" draw:layer="controls" draw:line-skew="-0.218cm" svg:x1="12.8cm" svg:y1="11.6cm" svg:x2="12.5cm" svg:y2="14.6cm" draw:start-shape="id9" draw:start-glue-point="2" draw:end-shape="id12" draw:end-glue-point="0" svg:d="m12800 11600v1400h-300v1600">
          <text:p/>
        </draw:connector>
        <draw:connector draw:style-name="gr12" draw:text-style-name="P1" draw:layer="controls" draw:line-skew="-0.206cm" svg:x1="15.999cm" svg:y1="11.576cm" svg:x2="12.5cm" svg:y2="14.6cm" draw:start-shape="id10" draw:start-glue-point="2" draw:end-shape="id12" draw:end-glue-point="0" svg:d="m15999 11576v1424h-3499v1600">
          <text:p/>
        </draw:connector>
        <draw:connector draw:style-name="gr12" draw:text-style-name="P1" draw:layer="controls" draw:line-skew="-0.206cm" svg:x1="19.2cm" svg:y1="11.576cm" svg:x2="12.5cm" svg:y2="14.6cm" draw:start-shape="id11" draw:start-glue-point="2" draw:end-shape="id12" draw:end-glue-point="0" svg:d="m19200 11576v1424h-6700v1600">
          <text:p/>
        </draw:connector>
        <presentation:notes draw:style-name="dp2">
          <draw:page-thumbnail draw:style-name="gr21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>
            <draw:text-box>
              <text:p>每个subfactory是一个业务功能的集合.</text:p>
              <text:p/>
            </draw:text-box>
          </draw:frame>
        </presentation:notes>
      </draw:page>
      <draw:page draw:name="page2" draw:style-name="dp1" draw:master-page-name="prs-strategy" presentation:presentation-page-layout-name="AL2T1">
        <presentation:notes draw:style-name="dp2">
          <draw:page-thumbnail draw:style-name="gr21" draw:layer="layout" svg:width="13.705cm" svg:height="10.279cm" svg:x="3.647cm" svg:y="2.853cm" draw:page-number="2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5e437f" draw:end-color="#7b57a7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ffffff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4pt" fo:letter-spacing="normal" fo:language="zh" fo:country="CN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-outline3" style:family="presentation" style:parent-style-name="默认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4" style:family="presentation" style:parent-style-name="默认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zh" fo:country="CN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1.6000003814697pt" fo:font-style="normal" fo:text-shadow="none" style:text-underline-style="none" fo:font-weight="normal" style:font-size-asian="21.7999992370605pt" style:font-size-complex="21.7999992370605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0.808cm"/>
      <style:text-properties fo:color="#e6e6e6" style:text-outline="false" style:text-line-through-style="none" fo:font-family="Albany" style:font-style-name="Standard" style:font-family-generic="swiss" style:font-pitch="variable" fo:font-size="18.8999996185303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0.809cm"/>
      <style:text-properties fo:color="#e6e6e6" style:text-outline="false" style:text-line-through-style="none" fo:font-family="Albany" style:font-style-name="Standard" style:font-family-generic="swiss" style:font-pitch="variable" fo:font-size="16.2000007629395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0.809cm"/>
      <style:text-properties fo:color="#e6e6e6" style:text-outline="false" style:text-line-through-style="none" fo:font-family="Albany" style:font-style-name="Standard" style:font-family-generic="swiss" style:font-pitch="variable" fo:font-size="13.5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0.809cm"/>
      <style:text-properties fo:color="#99ccff" style:text-outline="false" style:text-line-through-style="none" fo:font-family="Albany" style:font-style-name="Standard" style:font-family-generic="roman" style:font-pitch="variable" fo:font-size="13.5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0.809cm"/>
      <style:text-properties fo:color="#99ccff" style:text-outline="false" style:text-line-through-style="none" fo:font-family="Albany" style:font-style-name="Standard" style:font-family-generic="roman" style:font-pitch="variable" fo:font-size="13.5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0.809cm"/>
      <style:text-properties fo:color="#99ccff" style:text-outline="false" style:text-line-through-style="none" fo:font-family="Albany" style:font-style-name="Standard" style:font-family-generic="roman" style:font-pitch="variable" fo:font-size="13.5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0.809cm"/>
      <style:text-properties fo:color="#99ccff" style:text-outline="false" style:text-line-through-style="none" fo:font-family="Albany" style:font-style-name="Standard" style:font-family-generic="roman" style:font-pitch="variable" fo:font-size="13.5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0.809cm"/>
      <style:text-properties fo:color="#99ccff" style:text-outline="false" style:text-line-through-style="none" fo:font-family="Albany" style:font-style-name="Standard" style:font-family-generic="roman" style:font-pitch="variable" fo:font-size="13.5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7.1000003814697pt" fo:font-style="italic" fo:text-shadow="none" style:text-underline-style="none" fo:font-weight="bold" style:font-size-asian="21.7999992370605pt" style:font-size-complex="21.7999992370605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默认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draw:name="标题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单击鼠标编辑标题文的格式单击此处编辑母版标题样式</text:span></text:p>
        </draw:text-box>
      </draw:frame>
      <draw:frame draw:name="日期占位符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2-11-29">11/29/12</text:date></text:span></text:p>
        </draw:text-box>
      </draw:frame>
      <draw:frame draw:name="页脚占位符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灯片编号占位符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编号&gt;</text:page-number></text:span></text:p>
        </draw:text-box>
      </draw:frame>
      <draw:frame presentation:style-name="默认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1.691cm" svg:height="3.18cm" svg:x="1.866cm" svg:y="0.294cm" presentation:class="title" presentation:placeholder="true">
        <draw:text-box draw:corner-radius="0.065cm"/>
      </draw:frame>
      <draw:frame presentation:style-name="prs-strategy-outline1" draw:layer="backgroundobjects" svg:width="21.361cm" svg:height="12.002cm" svg:x="2.742cm" svg:y="5.604cm" presentation:class="outline" presentation:placeholder="true">
        <draw:text-box/>
      </draw:frame>
      <draw:frame draw:style-name="Mgr3" draw:text-style-name="MP9" draw:layer="backgroundobjects" svg:width="4.962cm" svg:height="2.664cm" svg:x="20cm" svg:y="15.752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date>2012-11-29T14:32:33.73</dc:date>
    <meta:editing-duration>PT26M25S</meta:editing-duration>
    <meta:editing-cycles>6</meta:editing-cycles>
    <meta:document-statistic meta:object-count="67"/>
  </office:meta>
</office:document-meta>
</file>